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0F6FD16C7BD48AF4E1B.png" manifest:media-type="image/png"/>
  <manifest:file-entry manifest:full-path="Pictures/100000000000038E000001020BDB23A2E72B6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385cm" svg:x="1cm" svg:y="1.315cm">
          <draw:image xlink:href="Pictures/100000000000038E000001020BDB23A2E72B63E7.png" xlink:type="simple" xlink:show="embed" xlink:actuate="onLoad">
            <text:p/>
          </draw:image>
        </draw:frame>
        <draw:frame draw:style-name="gr1" draw:text-style-name="P1" draw:layer="layout" svg:width="18.999cm" svg:height="5.51cm" svg:x="1cm" svg:y="8.59cm">
          <draw:image xlink:href="Pictures/1000000000000350000000F6FD16C7BD48AF4E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45:34.980169436</meta:creation-date>
    <dc:date>2018-10-24T02:46:25.655527147</dc:date>
    <meta:editing-duration>PT50S</meta:editing-duration>
    <meta:editing-cycles>1</meta:editing-cycles>
    <meta:document-statistic meta:object-count="2"/>
    <meta:generator>LibreOffice/5.1.6.2$Linux_X86_64 LibreOffice_project/10m0$Build-2</meta:generator>
  </office:meta>
</office:document-meta>
</file>